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observa l'enseigne qui se balançait nonchalamment sur la devanture de l'auberge en se demandant un peu ce qu'elle foutait là. Le « Troc faussé ». C'était ici. Après un instant d'hésitation, elle poussa la porte grinçante dans un soupir de résignation. C'était grotesque, et pour que même un esprit aussi névrosé que le sien trouve ça grotesque, c'est que c'était grotesque (j'insiste). Ce rendez-vous était au mieux une mauvaise blague -scénario assez peu probable-, au pire un piège grossier -beaucoup plus plausible. Et notre blondinette se jetait dedans à pieds joints comme des adeptes de Delkhii dans un salon pour la paix. Et bien soit, si c'était de cette manière qu'elle devait tomber, au fin fond du pôle Nord d'Irydaë, qu'il en soit ainsi. Mais comment diable s'était-elle retrouvé ici, à Aildor ?</text:p>
      <text:p text:style-name="Standard"/>
      <text:p text:style-name="Standard">Il y avait quelques semaines de cela, la fugitive avait reçu la visite d'un messager qui portait selon ses propres dires une missive à son nom, chose pour le moins surprenante s'il en est. D'une part car l'un des aspects caractéristiques d'un vagabond était de ne pas avoir d'adresse fixe, ce qui a la fâcheuse -ou heureuse- tendance de le rendre difficile à trouver. Et d'autre part car il n'y avait à sa connaissance aucune personne sur cette planète qui pourrait chercher à la contacter, à l'exception bien sûr du fou furieux à ses trousses mais celui-ci ne s'embarrasserait pas de lui envoyer une invitation à boire le thé. Alors, intriguée, la jeune femme avait pris la lettre et avait commencé à la lire. Elle avait bien failli la faire immédiatement bouffer à son pauvre porteur lorsqu'elle avait découvert au milieu de moult éloges au sujet de son infréquentabilité l'origine de son expéditeur, mais s'était ravisée.</text:p>
      <text:p text:style-name="Standard"/>
      <text:p text:style-name="Standard">La lettre était prometteuse, bien qu'à prendre avec des pincettes. En échange d'une forme de mercenariat, on lui proposait tout ce dont elle pouvait rêver : de l'argent pour combler les dépenses engendrées par son périple à Daënastre qui en l'absence de revenu régulier avait creusé un sacré trou dans ses économies ainsi qu'une protection, toujours appréciable lorsqu'on est poursuivie comme c'était son cas par une entité semi-divine et son [i]one-man army[/i] de garde du corps. Mais surtout, surtout, on lui promettait ce dont elle rêvait le plus au monde : une guerre. Persuadée que Daënastre devait être ré-annexé à My'trä pour se servir de leurs inventions, Eléonore avait un temps envisagé de devenir Gharyn pour forcer les dirigeants de sa nation à agir, avant que sa situation de « en danger de mort permanent » ne la rattrape et ne mette fin à ses ambitions. Ce qu'elle n'avait pu accomplir par la voie diplomatique, peut-être que l'anomalie pourrait y parvenir par le sang.</text:p>
      <text:p text:style-name="Standard"/>
      <text:p text:style-name="Standard">Restait une question de taille à régler : était-ce un piège ? Si ce mystérieux commanditaire était de mèche avec le Régisseur à ses trousses, elle allait droit à l'abattoir. Cette éventualité trotta dans son esprit pendant quelques jours, avant qu'elle ne fasse le constat suivant : primo, elle était fauchée. Deuzio, sa situation était déjà assez précaire pour que le risque vaille le coup d'être pris, surtout vu les potentielles conséquences de cette rencontre. Et tertio, ce type avait mentionné qu'il avait eu vent de rumeurs concernant son statut d'anomalie. Ce qui signifiait -à part que les Zagashiens avaient de trop grandes gueules- qu'il avait un réseau d'informations solide et par conséquent des moyens en adéquation. Ces arguments finirent de la convaincre, et c'est ainsi qu'Eléonore décida de se rendre à cette entrevue quand bien même elle allait y risquer sa vie.</text:p>
      <text:p text:style-name="Standard"/>
      <text:p text:style-name="Standard">---</text:p>
      <text:p text:style-name="Standard"/>
      <text:p text:style-name="Standard">La blondinette se dirigea d'un pas assuré vers le barman accoudé au comptoir sans trop faire attention aux autres clients attablés.</text:p>
      <text:p text:style-name="Standard"/>
      <text:p text:style-name="Standard">-Sers moi une pinte de ta meilleure bière. Fit-elle sans sourciller avant de se retourner vers l'assemblée de soûlards qui campaient ici et de reprendre d'une voix forte. Je cherche une certaine Ophélia Narcisse, ça parle à quelqu'u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5T14:11:34.12</meta:creation-date>
    <dc:date>2018-01-25T17:56:25.28</dc:date>
    <meta:editing-duration>PT3H43M47S</meta:editing-duration>
    <meta:editing-cycles>124</meta:editing-cycles>
    <meta:generator>OpenOffice/4.1.3$Win32 OpenOffice.org_project/413m1$Build-9783</meta:generator>
    <meta:document-statistic meta:table-count="0" meta:image-count="0" meta:object-count="0" meta:page-count="1" meta:paragraph-count="7" meta:word-count="658" meta:character-count="3975"/>
  </office:meta>
</office:document-meta>
</file>